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font-name="DejaVu Serif"/>
    </style:style>
    <style:style style:name="P4" style:family="paragraph" style:parent-style-name="Standard">
      <style:paragraph-properties fo:text-align="center" style:justify-single-word="false"/>
      <style:text-properties style:font-name="DejaVu Serif"/>
    </style:style>
    <style:style style:name="P5" style:family="paragraph" style:parent-style-name="Standard">
      <style:text-properties style:font-name="DejaVu Serif" fo:language="en" fo:country="US"/>
    </style:style>
    <style:style style:name="P6" style:family="paragraph" style:parent-style-name="Standard">
      <style:paragraph-properties>
        <style:tab-stops>
          <style:tab-stop style:position="2.5in"/>
          <style:tab-stop style:position="6.5in" style:type="right"/>
        </style:tab-stops>
      </style:paragraph-properties>
      <style:text-properties style:font-name="DejaVu Serif" fo:language="en" fo:country="US"/>
    </style:style>
    <style:style style:name="P7" style:family="paragraph" style:parent-style-name="Standard">
      <style:paragraph-properties fo:text-align="start" style:justify-single-word="false">
        <style:tab-stops>
          <style:tab-stop style:position="2.5in"/>
          <style:tab-stop style:position="6.5in" style:type="right"/>
        </style:tab-stops>
      </style:paragraph-properties>
      <style:text-properties style:font-name="DejaVu Serif" fo:language="en" fo:country="US" officeooo:rsid="003c1447" officeooo:paragraph-rsid="003c1447"/>
    </style:style>
    <style:style style:name="P8" style:family="paragraph" style:parent-style-name="Standard">
      <style:text-properties style:font-name="DejaVu Serif" fo:language="en" fo:country="US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DejaVu Serif" fo:font-size="11pt" fo:font-style="normal" fo:font-weight="normal" officeooo:paragraph-rsid="0044fd8b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font-name="DejaVu Serif" fo:font-size="11pt" fo:font-style="normal" fo:font-weight="normal" officeooo:rsid="003d6101" officeooo:paragraph-rsid="003d610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2.5in"/>
          <style:tab-stop style:position="6.5in" style:type="right"/>
        </style:tab-stops>
      </style:paragraph-properties>
      <style:text-properties style:font-name="DejaVu Serif"/>
    </style:style>
    <style:style style:name="P13" style:family="paragraph" style:parent-style-name="Standard">
      <style:paragraph-properties fo:text-align="center" style:justify-single-word="false">
        <style:tab-stops>
          <style:tab-stop style:position="2.5in"/>
          <style:tab-stop style:position="6.5in" style:type="right"/>
        </style:tab-stops>
      </style:paragraph-properties>
      <style:text-properties style:font-name="DejaVu Serif" officeooo:rsid="003c1447" officeooo:paragraph-rsid="003c1447"/>
    </style:style>
    <style:style style:name="P14" style:family="paragraph" style:parent-style-name="Standard">
      <style:paragraph-properties fo:text-align="start" style:justify-single-word="false">
        <style:tab-stops>
          <style:tab-stop style:position="2.5in"/>
          <style:tab-stop style:position="6.5in" style:type="right"/>
        </style:tab-stops>
      </style:paragraph-properties>
      <style:text-properties style:font-name="DejaVu Serif" officeooo:rsid="003c1447" officeooo:paragraph-rsid="003c1447"/>
    </style:style>
    <style:style style:name="P15" style:family="paragraph" style:parent-style-name="Horizontal_20_Line">
      <style:paragraph-properties fo:padding="0in" fo:border-left="none" fo:border-right="none" fo:border-top="none" fo:border-bottom="0.14pt solid #808080">
        <style:tab-stops/>
      </style:paragraph-properties>
      <style:text-properties style:font-name="DejaVu Serif"/>
    </style:style>
    <style:style style:name="P16" style:family="paragraph" style:parent-style-name="Standard">
      <style:paragraph-properties fo:text-align="center" style:justify-single-word="false"/>
      <style:text-properties style:font-name="DejaVu Serif"/>
    </style:style>
    <style:style style:name="P17" style:family="paragraph" style:parent-style-name="List_20_Paragraph" style:list-style-name="L1">
      <style:text-properties style:font-name="DejaVu Serif"/>
    </style:style>
    <style:style style:name="P18" style:family="paragraph" style:parent-style-name="List_20_Paragraph" style:list-style-name="L2">
      <style:text-properties style:font-name="DejaVu Serif"/>
    </style:style>
    <style:style style:name="P19" style:family="paragraph" style:parent-style-name="List_20_Paragraph" style:list-style-name="L3">
      <style:text-properties style:font-name="DejaVu Serif" fo:language="en" fo:country="US"/>
    </style:style>
    <style:style style:name="P20" style:family="paragraph" style:parent-style-name="List_20_Paragraph" style:list-style-name="L3">
      <style:text-properties style:font-name="DejaVu Serif"/>
    </style:style>
    <style:style style:name="P21" style:family="paragraph" style:parent-style-name="List_20_Paragraph" style:list-style-name="L4">
      <style:text-properties style:font-name="DejaVu Serif"/>
    </style:style>
    <style:style style:name="P22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d52c6"/>
    </style:style>
    <style:style style:name="T3" style:family="text">
      <style:text-properties fo:language="en" fo:country="US" officeooo:rsid="00491b7f"/>
    </style:style>
    <style:style style:name="T4" style:family="text">
      <style:text-properties fo:language="en" fo:country="US" officeooo:rsid="004a47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DejaVu Serif"/>
    </style:style>
    <style:style style:name="T7" style:family="text">
      <style:text-properties style:font-name="DejaVu Serif" fo:language="en" fo:country="US"/>
    </style:style>
    <style:style style:name="T8" style:family="text">
      <style:text-properties style:font-name="DejaVu Serif" fo:language="en" fo:country="US" officeooo:rsid="00472385"/>
    </style:style>
    <style:style style:name="T9" style:family="text">
      <style:text-properties style:font-name="DejaVu Serif" fo:language="en" fo:country="US" officeooo:rsid="004b6d42"/>
    </style:style>
    <style:style style:name="T10" style:family="text">
      <style:text-properties style:font-name="DejaVu Serif" fo:language="en" fo:country="US" fo:font-style="italic" fo:font-weight="normal" officeooo:rsid="004b6d42" style:font-style-asian="italic" style:font-weight-asian="normal" style:font-style-complex="italic" style:font-weight-complex="normal"/>
    </style:style>
    <style:style style:name="T11" style:family="text">
      <style:text-properties style:font-name="DejaVu Serif" fo:language="en" fo:country="US" fo:font-style="italic" fo:font-weight="normal" officeooo:rsid="004f5ee2" style:font-style-asian="italic" style:font-weight-asian="normal" style:font-style-complex="italic" style:font-weight-complex="normal"/>
    </style:style>
    <style:style style:name="T12" style:family="text">
      <style:text-properties style:font-name="DejaVu Serif" fo:font-size="12pt" fo:language="en" fo:country="US" officeooo:rsid="00472385" style:font-name-asian="Times New Roman1" style:font-size-asian="12pt" style:font-name-complex="Times New Roman1" style:font-size-complex="12pt"/>
    </style:style>
    <style:style style:name="T13" style:family="text">
      <style:text-properties style:font-name="DejaVu Serif" fo:font-size="12pt" fo:language="en" fo:country="US" officeooo:rsid="004b6d42" style:font-name-asian="Times New Roman1" style:font-size-asian="12pt" style:font-name-complex="Times New Roman1" style:font-size-complex="12pt"/>
    </style:style>
    <style:style style:name="T14" style:family="text">
      <style:text-properties style:font-name="DejaVu Serif" fo:font-size="12pt" fo:language="en" fo:country="US" officeooo:rsid="004f5ee2" style:font-name-asian="Times New Roman1" style:font-size-asian="12pt" style:font-name-complex="Times New Roman1" style:font-size-complex="12pt"/>
    </style:style>
    <style:style style:name="T15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officeooo:rsid="005102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opacity="9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6">Steven Roberts</text:span></text:p>
      <text:p text:style-name="P4"><text:span text:style-name="T1">Victoria</text:span>, BC</text:p>
      <text:p text:style-name="P4">c. 250.<text:span text:style-name="T1">580</text:span>.<text:span text:style-name="T1">3067</text:span></text:p>
      <text:p text:style-name="P2"><text:a xlink:type="simple" xlink:href="mailto:sroberts@fenderq.com" text:style-name="Internet_20_link" text:visited-style-name="Visited_20_Internet_20_Link"><text:span text:style-name="T6">sroberts@fenderq.com</text:span></text:a></text:p>
      <text:p text:style-name="P15"><draw:line text:anchor-type="paragraph" draw:z-index="0" draw:name="Shape1" draw:style-name="gr1" draw:text-style-name="P22" svg:x1="1.448in" svg:y1="0.111in" svg:x2="1.448in" svg:y2="0.111in"><text:p/></draw:line><text:bookmark text:name="_GoBack"/></text:p>
      <text:p text:style-name="P9">SUMMARY OF QUALIFICATIONS</text:p>
      <text:p text:style-name="P3"/>
      <text:list xml:id="list1828503562" text:style-name="L1">
        <text:list-item>
          <text:p text:style-name="P17"><text:span text:style-name="T1">Three years</text:span> experience in the <text:span text:style-name="T17">healthcare </text:span>field</text:p>
        </text:list-item>
        <text:list-item>
          <text:p text:style-name="P17">First Aid Level 1, Mental Health &amp; Addictions Program (Term 1)</text:p>
        </text:list-item>
        <text:list-item>
          <text:p text:style-name="P17">Interpersonal relationships built around psychosocial practice</text:p>
        </text:list-item>
        <text:list-item>
          <text:p text:style-name="P17">Computer skills, music producer, video game developer, hairstylist</text:p>
        </text:list-item>
        <text:list-item>
          <text:p text:style-name="P17">Open minded, easy to talk with, and a good listener</text:p>
        </text:list-item>
      </text:list>
      <text:p text:style-name="P3"/>
      <text:p text:style-name="P9">RELEVANT EXPERIENCE &amp; ACCOMPLISHMENTS</text:p>
      <text:p text:style-name="P3"/>
      <text:p text:style-name="P10">THE ART OF LISTENING</text:p>
      <text:list xml:id="list4029359853" text:style-name="L2">
        <text:list-item>
          <text:p text:style-name="P18">Using effective listening to change the mental state of <text:span text:style-name="T1">others</text:span></text:p>
        </text:list-item>
        <text:list-item>
          <text:p text:style-name="P18">Long term interpersonal relationships, safety and trust through listening</text:p>
        </text:list-item>
      </text:list>
      <text:p text:style-name="P3"/>
      <text:p text:style-name="P10">BEING A HELPER</text:p>
      <text:list xml:id="list857704902" text:style-name="L3">
        <text:list-item>
          <text:p text:style-name="P19">Mentorship teaching guitar lessons to youth</text:p>
        </text:list-item>
        <text:list-item>
          <text:p text:style-name="P20"><text:span text:style-name="T1">Facilitation of</text:span> seniors program at Our Place Society</text:p>
        </text:list-item>
        <text:list-item>
          <text:p text:style-name="P20">Home care aide medication &amp; pain management</text:p>
        </text:list-item>
      </text:list>
      <text:p text:style-name="P3"/>
      <text:p text:style-name="P11">MENTAL HEALTH AND ADDICTIONS</text:p>
      <text:list xml:id="list485921811" text:style-name="L4">
        <text:list-item>
          <text:p text:style-name="P21">Psychosocial rehabilitation, 12 step work, community involvement</text:p>
        </text:list-item>
        <text:list-item>
          <text:p text:style-name="P21">Familiar with multiple mental illnesses from lived experience</text:p>
        </text:list-item>
      </text:list>
      <text:p text:style-name="P3"/>
      <text:p text:style-name="P9">EMPLOYMENT HISTORY</text:p>
      <text:p text:style-name="P3"/>
      <text:p text:style-name="P12"><text:span text:style-name="T5">Cryptovirology Researcher</text:span><text:tab/>Self Employed, Vi<text:span text:style-name="T1">ctoria</text:span> <text:span text:style-name="T1">BC</text:span><text:tab/><text:span text:style-name="T1">2017-2020</text:span></text:p>
      <text:p text:style-name="P12">Home Health Care Aide<text:tab/><text:span text:style-name="T1">Self Employed</text:span>, V<text:span text:style-name="T1">ictoria</text:span> <text:span text:style-name="T1">BC</text:span><text:tab/><text:span text:style-name="T1">2016-2018</text:span></text:p>
      <text:p text:style-name="P12">Senior Software Engineer<text:tab/><text:span text:style-name="T1">KIXEYE</text:span> Canada Ltd., <text:span text:style-name="T1">Victoria</text:span> <text:span text:style-name="T1">BC</text:span><text:tab/><text:span text:style-name="T1">2014-2015</text:span></text:p>
      <text:p text:style-name="P12">Co-Founder<text:tab/>Deadly Pear Games, <text:span text:style-name="T1">Victoria</text:span> <text:span text:style-name="T1">BC</text:span><text:tab/><text:span text:style-name="T1">2013-2014</text:span></text:p>
      <text:p text:style-name="P3"/>
      <text:p text:style-name="P9">EDUCATION &amp; TRAINING</text:p>
      <text:p text:style-name="P3"/>
      <text:p text:style-name="P6">Foodsafe Level 1<text:tab/>WorkBC, Victoria BC<text:tab/>2020</text:p>
      <text:p text:style-name="P12"><text:span text:style-name="T1">First Aid Level 1<text:tab/>WorkBC,</text:span> Victoria BC<text:tab/><text:span text:style-name="T1">2019</text:span></text:p>
      <text:p text:style-name="P12">MHA (Term 1)<text:tab/>Camosun, Victoria BC<text:tab/><text:span text:style-name="T1">2018</text:span></text:p>
      <text:p text:style-name="P6"/>
      <text:p text:style-name="P13"><text:span text:style-name="T15">COMMUNITY INVOLVEMENT</text:span><text:span text:style-name="T1"> </text:span></text:p>
      <text:p text:style-name="P7"/>
      <text:p text:style-name="P14"><text:span text:style-name="T1">Our Place Society<text:tab/>Program Volunteer, </text:span><text:span text:style-name="T2">Victoria BC</text:span><text:span text:style-name="T1"><text:tab/>2017-2019</text:span></text:p>
      <text:p text:style-name="P14"><text:span text:style-name="T1">Salvation Army<text:tab/>AA Chair/Secretary, </text:span><text:span text:style-name="T2">Victoria BC</text:span><text:span text:style-name="T1"><text:tab/>2018-2020</text:span></text:p>
      <text:p text:style-name="P14"><text:span text:style-name="T1">The Dandelion Society<text:tab/>Street Outreach, </text:span><text:span text:style-name="T2">Victoria BC</text:span><text:span text:style-name="T1"><text:tab/>2018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4902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arcela Leus</meta:initial-creator>
    <meta:editing-cycles>37</meta:editing-cycles>
    <meta:creation-date>2020-02-04T17:14:00</meta:creation-date>
    <dc:date>2020-09-15T10:53:33.812026460</dc:date>
    <meta:editing-duration>PT1H56M28S</meta:editing-duration>
    <meta:generator>LibreOffice/6.4.3.2$OpenBSD_X86_64 LibreOffice_project/40$Build-2</meta:generator>
    <meta:document-statistic meta:table-count="0" meta:image-count="0" meta:object-count="0" meta:page-count="1" meta:paragraph-count="34" meta:word-count="218" meta:character-count="1469" meta:non-whitespace-character-count="12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